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80475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b4913f"/>
    </style:style>
    <style:style style:name="P72" style:family="paragraph" style:parent-style-name="Standard">
      <style:text-properties officeooo:paragraph-rsid="0f28d107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Standard">
      <style:text-properties officeooo:paragraph-rsid="0f3d081d"/>
    </style:style>
    <style:style style:name="P76" style:family="paragraph" style:parent-style-name="Footnote">
      <style:text-properties officeooo:paragraph-rsid="0f3f63d0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Footnote">
      <style:text-properties officeooo:paragraph-rsid="0f40045a"/>
    </style:style>
    <style:style style:name="P80" style:family="paragraph" style:parent-style-name="Footnote">
      <style:text-properties officeooo:paragraph-rsid="0f48ae43"/>
    </style:style>
    <style:style style:name="P81" style:family="paragraph" style:parent-style-name="Footnote">
      <style:text-properties officeooo:paragraph-rsid="0f4a4d76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215ee"/>
    </style:style>
    <style:style style:name="P85" style:family="paragraph" style:parent-style-name="Standard">
      <style:text-properties officeooo:paragraph-rsid="0f675b9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8" style:family="paragraph" style:parent-style-name="Standard">
      <style:text-properties officeooo:paragraph-rsid="0f6ac771"/>
    </style:style>
    <style:style style:name="P89" style:family="paragraph" style:parent-style-name="Standard">
      <style:text-properties officeooo:paragraph-rsid="0f6bda9d"/>
    </style:style>
    <style:style style:name="P90" style:family="paragraph" style:parent-style-name="Standard">
      <style:text-properties officeooo:paragraph-rsid="0f6c44a3"/>
    </style:style>
    <style:style style:name="P91" style:family="paragraph" style:parent-style-name="Standard">
      <style:text-properties officeooo:paragraph-rsid="0f6d3852"/>
    </style:style>
    <style:style style:name="P92" style:family="paragraph" style:parent-style-name="Standard">
      <style:text-properties officeooo:paragraph-rsid="0f6d4ef8"/>
    </style:style>
    <style:style style:name="P93" style:family="paragraph" style:parent-style-name="Standard">
      <style:text-properties officeooo:paragraph-rsid="0f41de32"/>
    </style:style>
    <style:style style:name="P94" style:family="paragraph" style:parent-style-name="Standard">
      <style:text-properties officeooo:paragraph-rsid="0f7a4390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9ba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en" fo:country="GB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officeooo:rsid="0f429118"/>
    </style:style>
    <style:style style:name="T197" style:family="text">
      <style:text-properties fo:color="#000000" loext:opacity="100%" fo:language="en" fo:country="GB" officeooo:rsid="0f41de32"/>
    </style:style>
    <style:style style:name="T198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font-size="8pt" style:font-size-asian="8pt" style:font-size-complex="8pt" loext:padding="0.049cm" loext:border="0.31pt solid #000000"/>
    </style:style>
    <style:style style:name="T241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e83c34e"/>
    </style:style>
    <style:style style:name="T26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fo:language="en" fo:country="GB" officeooo:rsid="0f28d107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2.04</text:user-field-get></text:span></text:span><text:span text:style-name="Strong_20_Emphasis"><text:span text:style-name="T141"><text:s/></text:span></text:span><text:span text:style-name="Strong_20_Emphasis"><text:span text:style-name="T142">LTS</text:span></text:span><text:span text:style-name="Strong_20_Emphasis"><text:span text:style-name="T142"><text:note text:id="ftn1" text:note-class="footnote"><text:note-citation>1</text:note-citation><text:note-body><text:p text:style-name="P76"><text:span text:style-name="T179">LTS stands for Long-Term Support, and this April </text:span><text:span text:style-name="Strong_20_Emphasis"><text:span text:style-name="T109"><text:user-field-get style:data-style-name="N0" text:name="Releaseyear">2022</text:user-field-get></text:span></text:span><text:span text:style-name="T181"><text:s/></text:span><text:span text:style-name="Strong_20_Emphasis"><text:span text:style-name="T183"><text:user-field-get text:name="Distro">Ubuntu</text:user-field-get></text:span></text:span><text:span text:style-name="T180"><text:s/></text:span><text:span text:style-name="T184"><text:user-field-get text:name="Version">22.04</text:user-field-get></text:span><text:span text:style-name="T184"><text:s/></text:span><text:span text:style-name="T180">LTS</text:span><text:span text:style-name="T179"> (codenamed Jammy Jellyfish) will be </text:span><text:span text:style-name="T182">supported</text:span><text:span text:style-name="T179"> for five years until April 2027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5">.</text:span></text:span></text:p>
      <text:p text:style-name="P23"/>
      <text:p text:style-name="P72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8">karelzimmer.nl</text:span></text:span></text:a><text:span text:style-name="T28"> for this and other Linux documents, scripts, and information.</text:span></text:p>
      <text:p text:style-name="P24"/>
      <text:p text:style-name="P48"><text:span text:style-name="T123">This is a fillable PDF with </text:span><text:span text:style-name="Strong_20_Emphasis"><text:span text:style-name="T31">te</text:span></text:span><text:span text:style-name="Strong_20_Emphasis"><text:span text:style-name="T33">x</text:span></text:span><text:span text:style-name="Strong_20_Emphasis"><text:span text:style-name="T31">t</text:span></text:span><text:span text:style-name="T123"> </text:span><text:span text:style-name="T125">a</text:span><text:span text:style-name="T123">n</text:span><text:span text:style-name="T125">d</text:span><text:span text:style-name="Strong_20_Emphasis"><text:span text:style-name="T32"> </text:span></text:span><text:span text:style-name="Strong_20_Emphasis"><text:span text:style-name="T74"><draw:control text:anchor-type="as-char" draw:z-index="17" draw:name="Vorm3_ 1" draw:style-name="gr1" draw:text-style-name="P100" svg:width="0.35cm" svg:height="0.35cm" draw:control="control18"/></text:span></text:span><text:span text:style-name="T123"><text:s/>checkboxes; printing is not necessary.</text:span></text:p>
      <text:p text:style-name="P16"/>
      <text:p text:style-name="P25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7">user</text:span></text:span><text:span text:style-name="T217"><text:tab/><text:tab/></text:span><text:span text:style-name="T220"> <text:tab/><text:tab/><text:tab/></text:span><text:span text:style-name="T218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218"><text:tab/></text:span><text:span text:style-name="T219">[</text:span><text:span text:style-name="T221">na</text:span><text:span text:style-name="T223">me,</text:span><text:span text:style-name="T221"> </text:span><text:span text:style-name="T223">e.g.</text:span><text:span text:style-name="T221"> </text:span><text:span text:style-name="T222">J</text:span><text:span text:style-name="T226">a</text:span><text:span text:style-name="T222">n </text:span><text:span text:style-name="T226">Jansen</text:span><text:span text:style-name="T227">]</text:span></text:p>
      <text:p text:style-name="P73"><text:span text:style-name="Definition"><text:span text:style-name="T225">USER</text:span></text:span><text:span text:style-name="Definition"><text:span text:style-name="T265">na</text:span></text:span><text:span text:style-name="Definition"><text:span text:style-name="T268">me</text:span></text:span><text:span text:style-name="T224"><text:tab/><text:tab/><text:tab/></text:span><text:span text:style-name="T224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2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10"><text:span text:style-name="Definition"><text:span text:style-name="T265">COMPUTERNA</text:span></text:span><text:span text:style-name="Definition"><text:span text:style-name="T268">me</text:span></text:span><text:span text:style-name="T228"><text:tab/></text:span><text:span text:style-name="T265"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/text:span><text:span text:style-name="T265"><text:tab/></text:span><text:span text:style-name="T229">[</text:span><text:span text:style-name="T230">na</text:span><text:span text:style-name="T235">me of the</text:span><text:span text:style-name="T230"> compute</text:span><text:span text:style-name="T231">r, </text:span><text:span text:style-name="T235">e.g.</text:span><text:span text:style-name="T232"> </text:span><text:span text:style-name="T233">pc02</text:span><text:span text:style-name="T229">]</text:span></text:p>
      <text:p text:style-name="P6"><text:span text:style-name="Definition"><text:span text:style-name="T265">START</text:span></text:span><text:span text:style-name="Definition"><text:span text:style-name="T268">up</text:span></text:span><text:span text:style-name="Definition"><text:span text:style-name="T265">MEnU</text:span></text:span><text:span text:style-name="T218"><text:tab/><text:tab/></text:span><text:span text:style-name="T218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218"><text:tab/></text:span><text:span text:style-name="T229">[</text:span><text:span text:style-name="T230">key for the bootable medium</text:span><text:span text:style-name="T236">]</text:span></text:p>
      <text:p text:style-name="P9"><text:span text:style-name="Definition"><text:span text:style-name="T234">SETTINGS</text:span></text:span><text:span text:style-name="T234"> <text:tab/><text:tab/><text:tab/></text:span><text:span text:style-name="T234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234"><text:tab/></text:span><text:span text:style-name="T229">[</text:span><text:span text:style-name="T230">key for the UEFI BIOS screen</text:span><text:span text:style-name="T229">]</text:span></text:p>
      <text:p text:style-name="P7"><text:span text:style-name="Definition"><text:span text:style-name="T241">USER2</text:span></text:span><text:span text:style-name="T248"><text:tab/></text:span><text:span text:style-name="T253"> <text:tab/><text:tab/><text:tab/></text:span><text:span text:style-name="T259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259"><text:tab/></text:span><text:span text:style-name="T260">[</text:span><text:span text:style-name="T254">na</text:span><text:span text:style-name="T257">me</text:span><text:span text:style-name="T254"> possibly</text:span><text:span text:style-name="T255"> 2</text:span><text:span text:style-name="T261">e</text:span><text:span text:style-name="T255"> USER</text:span><text:span text:style-name="T256">]</text:span></text:p>
      <text:p text:style-name="P70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1">2</text:span></text:span><text:span text:style-name="Definition"><text:span text:style-name="T249"><text:tab/><text:tab/></text:span></text:span><text:span text:style-name="T258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58"><text:tab/></text:span><text:span text:style-name="T245">[</text:span><text:span text:style-name="T247">user</text:span><text:span text:style-name="T244"> na</text:span><text:span text:style-name="T246">me</text:span><text:span text:style-name="T250"> possibly</text:span><text:span text:style-name="T251"> 2</text:span><text:span text:style-name="T262">e</text:span><text:span text:style-name="T251"> USER</text:span><text:span text:style-name="T252">]</text:span></text:p>
      <text:p text:style-name="P12"><text:span text:style-name="T156">Replace the </text:span><text:span text:style-name="T168">underlined</text:span><text:span text:style-name="T156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6">.</text:span></text:p>
      <text:p text:style-name="P3"/>
      <text:p text:style-name="P3"/>
      <text:p text:style-name="P8"><text:span text:style-name="T164">Not yet on Linux?</text:span><text:span text:style-name="T157"><text:tab/></text:span><text:span text:style-name="T162"><text:tab/></text:span><text:span text:style-name="T163">Use</text:span><text:span text:style-name="T158"> </text:span><text:span text:style-name="Strong_20_Emphasis"><text:span text:style-name="T166">Checklist m</text:span></text:span><text:span text:style-name="Strong_20_Emphasis"><text:span text:style-name="T167">oving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5">Linux</text:span><text:span text:style-name="T160">.</text:span></text:p>
      <text:p text:style-name="P47"><text:span text:style-name="T185">New installation?</text:span><text:span text:style-name="T187"><text:tab/></text:span><text:span text:style-name="T189"></text:span><text:span text:style-name="T190"><text:tab/>Start at chapter</text:span><text:span text:style-name="T187"> </text:span><text:span text:style-name="T185"><text:bookmark-ref text:reference-format="page" text:ref-name="__RefNumPara__4009_1271708128">2</text:bookmark-ref></text:span><text:span text:style-name="T187"><text:s text:c="2"/></text:span><text:span text:style-name="T186"><text:bookmark-ref text:reference-format="text" text:ref-name="__RefNumPara__4009_1271708128">Perform installation</text:bookmark-ref></text:span><text:span text:style-name="T188">.</text:span></text:p>
      <text:p text:style-name="P34"/>
      <text:p text:style-name="P34"/>
      <text:list xml:id="list2021603006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34"><text:s/></text:span></text:span><text:span text:style-name="Strong_20_Emphasis"><text:span text:style-name="T75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7"><text:span text:style-name="User_20_Entry"><text:span text:style-name="T110">Login any additional </text:span></text:span><text:span text:style-name="Definition"><text:span text:style-name="T264">USER</text:span></text:span><text:span text:style-name="User_20_Entry"><text:span text:style-name="T115">s</text:span></text:span><text:span text:style-name="User_20_Entry"><text:span text:style-name="T119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9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0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74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9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9">bash </text:span></text:span><text:span text:style-name="User_20_Entry"><text:span text:style-name="T13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Strong_20_Emphasis"><text:span text:style-name="T76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1">, type </text:span></text:span><text:span text:style-name="Strong_20_Emphasis"><text:span text:style-name="T90">menu</text:span></text:span><text:span text:style-name="Strong_20_Emphasis"><text:span text:style-name="T41"> 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8">Select </text:span></text:span><text:span text:style-name="Strong_20_Emphasis"><text:span text:style-name="T91">1 Prepar</text:span></text:span><text:span text:style-name="Strong_20_Emphasis"><text:span text:style-name="T96">e</text:span></text:span><text:span text:style-name="Strong_20_Emphasis"><text:span text:style-name="T91"> installation</text:span></text:span><text:span text:style-name="Strong_20_Emphasis"><text:span text:style-name="T48"> </text:span></text:span><text:span text:style-name="Strong_20_Emphasis"><text:span text:style-name="T64">and</text:span></text:span><text:span text:style-name="Strong_20_Emphasis"><text:span text:style-name="T48"> </text:span></text:span><text:span text:style-name="Strong_20_Emphasis"><text:span text:style-name="T64">click </text:span></text:span><text:span text:style-name="Strong_20_Emphasis"><text:span text:style-name="T94">Continue</text:span></text:span><text:span text:style-name="Strong_20_Emphasis"><text:span text:style-name="T64">. 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</table:table>
      <text:p text:style-name="P18"/>
      <text:list xml:id="list115042166053538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3"><text:span text:style-name="T169">Boot the computer from an</text:span><text:span text:style-name="T173"> </text:span><text:span text:style-name="Strong_20_Emphasis"><text:span text:style-name="T148"><text:user-field-get text:name="Distro">Ubuntu</text:user-field-get></text:span></text:span><text:span text:style-name="T176"><text:s/></text:span><text:span text:style-name="T149"><text:user-field-get text:name="Version">22.04</text:user-field-get></text:span><text:span text:style-name="T104"><text:s/>Live</text:span><text:span text:style-name="T104"><text:note text:id="ftn5" text:note-class="footnote"><text:note-citation>1</text:note-citation><text:note-body><text:p text:style-name="P80"><text:span text:style-name="T18">From a Live USB stick (or DVD) you can boot and work with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18">without installing it.</text:span></text:p></text:note-body></text:note></text:span><text:span text:style-name="T169"> USB stick</text:span><text:span text:style-name="T105"><text:note text:id="ftn6" text:note-class="footnote"><text:note-citation>2</text:note-citation><text:note-body><text:p text:style-name="P81"><text:span text:style-name="Strong_20_Emphasis"><text:span text:style-name="T111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38">releases.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6">Ubuntu 22.04 LTS (Jammy Jellyfish)</text:span></text:span><text:span text:style-name="Strong_20_Emphasis"><text:span text:style-name="T111">, and then click </text:span></text:span><text:span text:style-name="Strong_20_Emphasis"><text:span text:style-name="T116">Desktop image on 64-bit PC (AMD64) desktop image</text:span></text:span><text:span text:style-name="Strong_20_Emphasis"><text:span text:style-name="T111">.</text:span></text:span></text:p><text:p text:style-name="P81"><text:span text:style-name="Strong_20_Emphasis"><text:span text:style-name="T111"><text:tab/>Insert a USB stick of at least 4 GB.<text:line-break/>Locate </text:span></text:span><text:span text:style-name="Strong_20_Emphasis"><text:span text:style-name="T117">disk</text:span></text:span><text:span text:style-name="Strong_20_Emphasis"><text:span text:style-name="T111"> and click the </text:span></text:span><text:span text:style-name="Strong_20_Emphasis"><text:span text:style-name="T116">Disks</text:span></text:span><text:span text:style-name="Strong_20_Emphasis"><text:span text:style-name="T111"> icon. Select the USB stick in the list of disks on the left and click </text:span></text:span><text:span text:style-name="Strong_20_Emphasis"><text:span text:style-name="T116">Disk </text:span></text:span><text:span text:style-name="Strong_20_Emphasis"><text:span text:style-name="T117">settings</text:span></text:span><text:span text:style-name="Strong_20_Emphasis"><text:span text:style-name="T111"> ⋮ (icon with the three dots) in the top right corner.</text:span></text:span></text:p><text:p text:style-name="P81"><text:span text:style-name="Strong_20_Emphasis"><text:span text:style-name="T111"><text:tab/>Choose </text:span></text:span><text:span text:style-name="Strong_20_Emphasis"><text:span text:style-name="T116">Restore Disk Image</text:span></text:span><text:span text:style-name="Strong_20_Emphasis"><text:span text:style-name="T111"> and select the CD image file (.iso) you just downloaded.</text:span></text:span></text:p><text:p text:style-name="P81"><text:span text:style-name="Strong_20_Emphasis"><text:span text:style-name="T113"><text:tab/>Click </text:span></text:span><text:span text:style-name="Strong_20_Emphasis"><text:span text:style-name="T118">Start Restore</text:span></text:span><text:span text:style-name="Strong_20_Emphasis"><text:span text:style-name="T113">, and then click </text:span></text:span><text:span text:style-name="Strong_20_Emphasis"><text:span text:style-name="T118">Restore</text:span></text:span><text:span text:style-name="Strong_20_Emphasis"><text:span text:style-name="T113">.</text:span></text:span></text:p><text:p text:style-name="P81"><text:span text:style-name="Strong_20_Emphasis"><text:span text:style-name="T113"><text:tab/>Or use the </text:span></text:span><text:span text:style-name="Strong_20_Emphasis"><text:span text:style-name="T118">Etcher</text:span></text:span><text:span text:style-name="Strong_20_Emphasis"><text:span text:style-name="T113"> program </text:span></text:span><text:span text:style-name="Strong_20_Emphasis"><text:span text:style-name="T114">(</text:span></text:span><text:a xlink:type="simple" xlink:href="https://www.balena.io/etcher/" text:style-name="Internet_20_link" text:visited-style-name="Visited_20_Internet_20_Link"><text:span text:style-name="Strong_20_Emphasis"><text:span text:style-name="T239">etcher.io</text:span></text:span></text:a><text:span text:style-name="Strong_20_Emphasis"><text:span text:style-name="T114">) </text:span></text:span><text:span text:style-name="Strong_20_Emphasis"><text:span text:style-name="T113">available for Windows, macOS, and Linux.</text:span></text:span></text:p></text:note-body></text:note></text:span><text:span text:style-name="T169"> or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0"><text:span text:style-name="T196">S</text:span><text:span text:style-name="T197">tart up</text:span><text:span text:style-name="T191">/boot menu </text:span><text:span text:style-name="T122">via </text:span><text:span text:style-name="Definition"><text:span text:style-name="T265">START</text:span></text:span><text:span text:style-name="Definition"><text:span text:style-name="T268">up</text:span></text:span><text:span text:style-name="Definition"><text:span text:style-name="T265">MEnU</text:span></text:span><text:span text:style-name="T122"> </text:span><text:span text:style-name="T126">and </text:span><text:span text:style-name="T127">settings/</text:span><text:span text:style-name="T128">setup</text:span><text:span text:style-name="T122"> via </text:span><text:span text:style-name="Definition"><text:span text:style-name="T16">SETTINGS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><text:span text:style-name="T152">P</text:span><text:span text:style-name="T151">ress the </text:span><text:span text:style-name="Strong_20_Emphasis"><text:span text:style-name="T78">Enter</text:span></text:span><text:span text:style-name="Strong_20_Emphasis"><text:span text:style-name="T77"> </text:span></text:span><text:span text:style-name="Strong_20_Emphasis"><text:span text:style-name="T79">key </text:span></text:span><text:span text:style-name="Strong_20_Emphasis"><text:span text:style-name="T80">(</text:span></text:span><text:span text:style-name="Strong_20_Emphasis"><text:span text:style-name="T97">Try or I</text:span></text:span><text:span text:style-name="Strong_20_Emphasis"><text:span text:style-name="T98">n</text:span></text:span><text:span text:style-name="Strong_20_Emphasis"><text:span text:style-name="T99">stall Ubuntu</text:span></text:span><text:span text:style-name="Strong_20_Emphasis"><text:span text:style-name="T81"> is already selected</text:span></text:span><text:span text:style-name="Strong_20_Emphasis"><text:span text:style-name="T82">)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38"><text:s/></text:span></text:span><text:span text:style-name="Strong_20_Emphasis"><text:span text:style-name="T76"><draw:control text:anchor-type="as-char" draw:z-index="22" draw:name="Vorm 5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8"><text:span text:style-name="T171">C</text:span><text:span text:style-name="T172">lick</text:span><text:span text:style-name="T171"> </text:span><text:span text:style-name="T175">In</text:span><text:span text:style-name="T174">stall Ubuntu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7">Follow the instructions on the welcome </text:span></text:span><text:span text:style-name="Strong_20_Emphasis"><text:span text:style-name="T73">and installation </text:span></text:span><text:span text:style-name="Strong_20_Emphasis"><text:span text:style-name="T47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12"><text:s/></text:span></text:span><text:span text:style-name="Strong_20_Emphasis"><text:span text:style-name="T38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4"><text:span text:style-name="T204">On the </text:span><text:span text:style-name="T209">Who are you?</text:span><text:span text:style-name="T204"> </text:span><text:span text:style-name="Strong_20_Emphasis"><text:span text:style-name="T202">screen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5"><text:span text:style-name="Strong_20_Emphasis"><text:span text:style-name="T203">E</text:span></text:span><text:span text:style-name="T204">nter your </text:span><text:span text:style-name="T210">Your n</text:span><text:span text:style-name="T209">ame </text:span><text:span text:style-name="Definition"><text:span text:style-name="T13">USER</text:span></text:span><text:span text:style-name="Strong_20_Emphasis"><text:span text:style-name="T201">, <text:line-break/></text:span></text:span><text:span text:style-name="Strong_20_Emphasis"><text:span text:style-name="T206">Y</text:span></text:span><text:span text:style-name="Strong_20_Emphasis"><text:span text:style-name="T205">our computer</text:span></text:span><text:span text:style-name="Strong_20_Emphasis"><text:span text:style-name="T206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0">,<text:line-break/></text:span></text:span><text:span text:style-name="Strong_20_Emphasis"><text:span text:style-name="T207">Pick</text:span></text:span><text:span text:style-name="Strong_20_Emphasis"><text:span text:style-name="T205"> a username</text:span></text:span><text:span text:style-name="Strong_20_Emphasis"><text:span text:style-name="T200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0">,<text:line-break/></text:span></text:span><text:span text:style-name="Strong_20_Emphasis"><text:span text:style-name="T199">enter a password twice, and click </text:span></text:span><text:span text:style-name="Strong_20_Emphasis"><text:span text:style-name="T208">Continue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38"><text:s/></text:span></text:span><text:span text:style-name="T38"><draw:control text:anchor-type="as-char" draw:z-index="19" draw:name="Vorm14" draw:style-name="gr1" draw:text-style-name="P100" svg:width="0.35cm" svg:height="0.35cm" draw:control="control20"/></text:span></text:p>
          </table:table-cell>
          <table:table-cell table:style-name="_32_._5f_Installatie_5f_uitvoeren.A1" office:value-type="string">
            <text:p text:style-name="P22">On <text:span text:style-name="T269">Installation Complete</text:span> click <text:span text:style-name="T269">Restart Now</text:span>.</text:p>
          </table:table-cell>
        </table:table-row>
      </table:table>
      <text:p text:style-name="P51"><text:span text:style-name="Strong_20_Emphasis"><text:span text:style-name="T83"/></text:span></text:p>
      <text:list xml:id="list115041223635689" text:continue-numbering="true" text:style-name="L1">
        <text:list-item>
          <text:p text:style-name="P96"><text:span text:style-name="Strong_20_Emphasis"><text:span text:style-name="T103">Finish installation</text:span></text:span></text:p>
        </text:list-item>
      </text:list>
      <text:p text:style-name="P52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29">Log in as </text:span></text:span><text:span text:style-name="Definition"><text:span text:style-name="T10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5"><text:span text:style-name="Strong_20_Emphasis"><text:span text:style-name="T84"/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107"><text:s/></text:span></text:span><text:span text:style-name="Strong_20_Emphasis"><text:span text:style-name="T108"><draw:control text:anchor-type="as-char" draw:z-index="18" draw:name="Vorm 2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47">Follow the instructions on the </text:span></text:span><text:span text:style-name="Strong_20_Emphasis"><text:span text:style-name="T61">welcome screens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9"><text:span text:style-name="T26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T266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89"><text:span text:style-name="Strong_20_Emphasis"><text:span text:style-name="T69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0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2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9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9">bash 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7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0"><text:span text:style-name="Strong_20_Emphasis"><text:span text:style-name="T70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2">, type </text:span></text:span><text:span text:style-name="Strong_20_Emphasis"><text:span text:style-name="T92">menu</text:span></text:span><text:span text:style-name="Strong_20_Emphasis"><text:span text:style-name="T52"> and click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49">Se</text:span></text:span><text:span text:style-name="Strong_20_Emphasis"><text:span text:style-name="T62">lect</text:span></text:span><text:span text:style-name="Strong_20_Emphasis"><text:span text:style-name="T49"> </text:span></text:span><text:span text:style-name="Strong_20_Emphasis"><text:span text:style-name="T100">3</text:span></text:span><text:span text:style-name="Strong_20_Emphasis"><text:span text:style-name="T85"> </text:span></text:span><text:span text:style-name="Strong_20_Emphasis"><text:span text:style-name="T101">Finish installatio</text:span></text:span><text:span text:style-name="Strong_20_Emphasis"><text:span text:style-name="T102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138"><text:s/></text:span></text:span><text:span text:style-name="T38"><draw:control text:anchor-type="as-char" draw:z-index="20" draw:name="Vorm 3" draw:style-name="gr1" draw:text-style-name="P100" svg:width="0.35cm" svg:height="0.35cm" draw:control="control21"/></text:span></text:p>
          </table:table-cell>
          <table:table-cell table:style-name="_33_._5f_Installatie_5f_afronden.A1" office:value-type="string">
            <text:p text:style-name="P87"><text:span text:style-name="T270">Restart</text:span><text:span text:style-name="Strong_20_Emphasis"><text:span text:style-name="T47"> </text:span></text:span><text:span text:style-name="Strong_20_Emphasis"><text:span text:style-name="T67">the computer.</text:span></text:span></text:p>
          </table:table-cell>
        </table:table-row>
      </table:table>
      <text:p text:style-name="P52"><text:span text:style-name="Strong_20_Emphasis"><text:span text:style-name="T29"><text:tab/></text:span></text:span></text:p>
      <text:p text:style-name="P53"><text:span text:style-name="Strong_20_Emphasis"><text:span text:style-name="T50"/></text:span></text:p>
      <text:p text:style-name="P54"><text:span text:style-name="Strong_20_Emphasis"><text:span text:style-name="T47"/></text:span></text:p>
      <text:list xml:id="list115041322200833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1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1"><text:span text:style-name="Strong_20_Emphasis"><text:span text:style-name="T38"><text:s/></text:span></text:span><text:span text:style-name="Strong_20_Emphasis"><text:span text:style-name="T76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27"><text:span text:style-name="Strong_20_Emphasis"><text:span text:style-name="T30">Log in as</text:span></text:span><text:span text:style-name="Strong_20_Emphasis"><text:span text:style-name="T29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78"><text:span text:style-name="User_20_Entry"><text:span text:style-name="T121">Login any additional </text:span></text:span><text:span text:style-name="Definition"><text:span text:style-name="T263">USER</text:span></text:span><text:span text:style-name="User_20_Entry"><text:span text:style-name="T120">s </text:span></text:span><text:span text:style-name="User_20_Entry"><text:span text:style-name="T121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38"><text:s/></text:span></text:span><text:span text:style-name="Strong_20_Emphasis"><text:span text:style-name="T76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55">Set up the </text:span></text:span><text:span text:style-name="Strong_20_Emphasis"><text:span text:style-name="T72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32"><text:span text:style-name="Strong_20_Emphasis"><text:span text:style-name="T71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0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55">, type </text:span></text:span><text:span text:style-name="Strong_20_Emphasis"><text:span text:style-name="T93">menu</text:span></text:span><text:span text:style-name="Strong_20_Emphasis"><text:span text:style-name="T55"> and click on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30"><text:span text:style-name="Strong_20_Emphasis"><text:span text:style-name="T63">Select</text:span></text:span><text:span text:style-name="Strong_20_Emphasis"><text:span text:style-name="T49"> </text:span></text:span><text:span text:style-name="Strong_20_Emphasis"><text:span text:style-name="T100">4 </text:span></text:span><text:span text:style-name="Strong_20_Emphasis"><text:span text:style-name="T89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85"><text:span text:style-name="Strong_20_Emphasis"><text:span text:style-name="T137"><text:s/></text:span></text:span><text:span text:style-name="T38"><draw:control text:anchor-type="as-char" draw:z-index="21" draw:name="Vorm 4" draw:style-name="gr1" draw:text-style-name="P100" svg:width="0.35cm" svg:height="0.35cm" draw:control="control22"/></text:span></text:p>
          </table:table-cell>
          <table:table-cell table:style-name="Tabel2.A1" office:value-type="string">
            <text:p text:style-name="P86"><text:span text:style-name="T269">Log Out</text:span><text:span text:style-name="Strong_20_Emphasis"><text:span text:style-name="T47"> </text:span></text:span><text:span text:style-name="Strong_20_Emphasis"><text:span text:style-name="T66">the user.</text:span></text:span></text:p>
          </table:table-cell>
        </table:table-row>
      </table:table>
      <text:p text:style-name="P26"><text:span text:style-name="Strong_20_Emphasis"><text:span text:style-name="T56"/></text:span></text:p>
      <text:p text:style-name="P44"/>
      <text:p text:style-name="P44"/>
      <text:p text:style-name="P49"><text:span text:style-name="T194">End of checklist,</text:span><text:span text:style-name="T195"> </text:span><text:span text:style-name="Strong_20_Emphasis"><text:span text:style-name="T146"><text:user-field-get text:name="Distro">Ubuntu</text:user-field-get></text:span></text:span><text:span text:style-name="T193"><text:s/></text:span><text:span text:style-name="T192"><text:user-field-get text:name="Version">22.04</text:user-field-get></text:span><text:span text:style-name="Strong_20_Emphasis"><text:span text:style-name="T147"><text:s/></text:span></text:span><text:span text:style-name="Strong_20_Emphasis"><text:span text:style-name="T150">LTS</text:span></text:span><text:span text:style-name="T124"> </text:span><text:span text:style-name="Strong_20_Emphasis"><text:span text:style-name="T106"><text:user-field-get text:name="Edition">desktop</text:user-field-get></text:span></text:span><text:span text:style-name="Strong_20_Emphasis"><text:span text:style-name="T106"><text:s/></text:span></text:span><text:span text:style-name="T194">installation is complete.</text:span></text:p>
      <text:p text:style-name="P21"/>
      <text:p text:style-name="P13"><text:span text:style-name="Emphasis"><text:span text:style-name="T214">Written</text:span></text:span><text:span text:style-name="Emphasis"><text:span text:style-name="T212"> </text:span></text:span><text:span text:style-name="Emphasis"><text:span text:style-name="T214">by</text:span></text:span><text:span text:style-name="Emphasis"><text:span text:style-name="T21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3">Karel Zimmer</text:span></text:span></text:a><text:span text:style-name="Emphasis"><text:span text:style-name="T212">, </text:span></text:span><text:a xlink:type="simple" xlink:href="https://creativecommons.org/publicdomain/zero/1.0" text:style-name="Internet_20_link" text:visited-style-name="Visited_20_Internet_20_Link"><text:span text:style-name="Emphasis"><text:span text:style-name="T215">CC0 1.0 Universal</text:span></text:span></text:a><text:span text:style-name="Emphasis"><text:span text:style-name="T212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3-05-13T10:11:41.587769854" text:fixed="true">2023</text:date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08T11:50:39.952557440">08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08T11:50:39.636363775</dc:date>
    <meta:keyword>Installatie</meta:keyword>
    <meta:keyword>Checklist</meta:keyword>
    <meta:keyword>Linux</meta:keyword>
    <meta:editing-cycles>6721</meta:editing-cycles>
    <meta:editing-duration>P11DT20H25M5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0" meta:word-count="667" meta:character-count="4132" meta:non-whitespace-character-count="3494"/>
    <meta:user-defined meta:name="Info 1"/>
    <meta:user-defined meta:name="Info 2"/>
    <meta:user-defined meta:name="Info 3"/>
    <meta:user-defined meta:name="Info 4"/>
  </office:meta>
</office:document-meta>
</file>